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solid" style:text-line-through-type="singl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ext-properties style:text-line-through-style="solid" style:text-line-through-type="single"/>
    </style:style>
    <style:style style:name="ce7" style:family="table-cell" style:parent-style-name="Default" style:data-style-name="N2"/>
    <style:style style:name="ce8" style:family="table-cell" style:parent-style-name="Default" style:data-style-name="N125">
      <style:text-properties style:text-line-through-style="solid" style:text-line-through-type="single"/>
    </style:style>
    <style:style style:name="ce9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visibility="collapse" table:number-columns-repeated="3" table:default-cell-style-name="ce7"/>
        <table:table-column table:style-name="co1" table:default-cell-style-name="ce9"/>
        <table:table-row table:style-name="ro1">
          <table:table-cell table:style-name="ce1" office:value-type="string" calcext:value-type="string">
            <text:p><text:a xlink:href="https://www.health.harvard.edu/diet-and-weight-loss/calories-burned-in-30-minutes-of-leisure-and-routine-activities" xlink:type="simple">https://www.health.harvard.edu/diet-and-weight-loss/calories-burned-in-30-minutes-of-leisure-and-routine-activities</text:a></text:p>
          </table:table-cell>
          <table:table-cell/>
          <table:table-cell table:style-name="Default"/>
          <table:table-cell table:style-name="Default" office:value-type="string" calcext:value-type="string">
            <text:p>30min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85" calcext:value-type="float">
            <text:p>185</text:p>
          </table:table-cell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Aerobics, Step: high impact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44" calcext:value-type="float">
            <text:p>444</text:p>
          </table:table-cell>
          <table:table-cell table:style-name="ce6" table:formula="of:=+ROUND([.D3]/[.D$3];2)" office:value-type="float" office:value="1" calcext:value-type="float">
            <text:p>1.00</text:p>
          </table:table-cell>
          <table:table-cell table:style-name="ce6" table:formula="of:=+ROUND([.E3]/[.E$3];2)" office:value-type="float" office:value="1" calcext:value-type="float">
            <text:p>1.00</text:p>
          </table:table-cell>
          <table:table-cell table:style-name="ce6" table:formula="of:=+ROUND([.F3]/[.F$3];2)" office:value-type="float" office:value="1" calcext:value-type="float">
            <text:p>1.00</text:p>
          </table:table-cell>
          <table:table-cell table:style-name="ce8" table:formula="of:=+ROUND(AVERAGE([.G3:.I3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, Step: low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]/[.D$3];2)" office:value-type="float" office:value="0.7" calcext:value-type="float">
            <text:p>0.70</text:p>
          </table:table-cell>
          <table:table-cell table:formula="of:=+ROUND([.E4]/[.E$3];2)" office:value-type="float" office:value="0.7" calcext:value-type="float">
            <text:p>0.70</text:p>
          </table:table-cell>
          <table:table-cell table:formula="of:=+ROUND([.F4]/[.F$3];2)" office:value-type="float" office:value="0.7" calcext:value-type="float">
            <text:p>0.70</text:p>
          </table:table-cell>
          <table:table-cell table:formula="of:=+ROUND(AVERAGE([.G4:.I4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: high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]/[.D$3];2)" office:value-type="float" office:value="0.7" calcext:value-type="float">
            <text:p>0.70</text:p>
          </table:table-cell>
          <table:table-cell table:formula="of:=+ROUND([.E5]/[.E$3];2)" office:value-type="float" office:value="0.7" calcext:value-type="float">
            <text:p>0.70</text:p>
          </table:table-cell>
          <table:table-cell table:formula="of:=+ROUND([.F5]/[.F$3];2)" office:value-type="float" office:value="0.7" calcext:value-type="float">
            <text:p>0.70</text:p>
          </table:table-cell>
          <table:table-cell table:formula="of:=+ROUND(AVERAGE([.G5:.I5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: low impact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6]/[.D$3];2)" office:value-type="float" office:value="0.55" calcext:value-type="float">
            <text:p>0.55</text:p>
          </table:table-cell>
          <table:table-cell table:formula="of:=+ROUND([.E6]/[.E$3];2)" office:value-type="float" office:value="0.55" calcext:value-type="float">
            <text:p>0.55</text:p>
          </table:table-cell>
          <table:table-cell table:formula="of:=+ROUND([.F6]/[.F$3];2)" office:value-type="float" office:value="0.55" calcext:value-type="float">
            <text:p>0.55</text:p>
          </table:table-cell>
          <table:table-cell table:formula="of:=+ROUND(AVERAGE([.G6:.I6])/30;3)" office:value-type="float" office:value="0.018" calcext:value-type="float">
            <text:p>0.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: water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7]/[.D$3];2)" office:value-type="float" office:value="0.4" calcext:value-type="float">
            <text:p>0.40</text:p>
          </table:table-cell>
          <table:table-cell table:formula="of:=+ROUND([.E7]/[.E$3];2)" office:value-type="float" office:value="0.4" calcext:value-type="float">
            <text:p>0.40</text:p>
          </table:table-cell>
          <table:table-cell table:formula="of:=+ROUND([.F7]/[.F$3];2)" office:value-type="float" office:value="0.4" calcext:value-type="float">
            <text:p>0.40</text:p>
          </table:table-cell>
          <table:table-cell table:formula="of:=+ROUND(AVERAGE([.G7:.I7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ery: non-hunting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8]/[.D$3];2)" office:value-type="float" office:value="0.35" calcext:value-type="float">
            <text:p>0.35</text:p>
          </table:table-cell>
          <table:table-cell table:formula="of:=+ROUND([.E8]/[.E$3];2)" office:value-type="float" office:value="0.35" calcext:value-type="float">
            <text:p>0.35</text:p>
          </table:table-cell>
          <table:table-cell table:formula="of:=+ROUND([.F8]/[.F$3];2)" office:value-type="float" office:value="0.35" calcext:value-type="float">
            <text:p>0.35</text:p>
          </table:table-cell>
          <table:table-cell table:formula="of:=+ROUND(AVERAGE([.G8:.I8])/30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adminton: general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00" calcext:value-type="float">
            <text:p>200</text:p>
          </table:table-cell>
          <table:table-cell table:style-name="ce6" table:formula="of:=+ROUND([.D9]/[.D$3];2)" office:value-type="float" office:value="0.45" calcext:value-type="float">
            <text:p>0.45</text:p>
          </table:table-cell>
          <table:table-cell table:style-name="ce6" table:formula="of:=+ROUND([.E9]/[.E$3];2)" office:value-type="float" office:value="0.45" calcext:value-type="float">
            <text:p>0.45</text:p>
          </table:table-cell>
          <table:table-cell table:style-name="ce6" table:formula="of:=+ROUND([.F9]/[.F$3];2)" office:value-type="float" office:value="0.45" calcext:value-type="float">
            <text:p>0.45</text:p>
          </table:table-cell>
          <table:table-cell table:style-name="ce8" table:formula="of:=+ROUND(AVERAGE([.G9:.I9])/30;3)" office:value-type="float" office:value="0.015" calcext:value-type="float">
            <text:p>0.015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Basketball: playing a gam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55" calcext:value-type="float">
            <text:p>355</text:p>
          </table:table-cell>
          <table:table-cell table:style-name="ce6" table:formula="of:=+ROUND([.D10]/[.D$3];2)" office:value-type="float" office:value="0.8" calcext:value-type="float">
            <text:p>0.80</text:p>
          </table:table-cell>
          <table:table-cell table:style-name="ce6" table:formula="of:=+ROUND([.E10]/[.E$3];2)" office:value-type="float" office:value="0.8" calcext:value-type="float">
            <text:p>0.80</text:p>
          </table:table-cell>
          <table:table-cell table:style-name="ce6" table:formula="of:=+ROUND([.F10]/[.F$3];2)" office:value-type="float" office:value="0.8" calcext:value-type="float">
            <text:p>0.80</text:p>
          </table:table-cell>
          <table:table-cell table:style-name="ce8" table:formula="of:=+ROUND(AVERAGE([.G10:.I10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ketball: wheelchair</text:p>
          </table:table-cell>
          <table:table-cell office:value-type="float" office:value="195" calcext:value-type="float">
            <text:p>195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formula="of:=+ROUND([.D11]/[.D$3];2)" office:value-type="float" office:value="0.65" calcext:value-type="float">
            <text:p>0.65</text:p>
          </table:table-cell>
          <table:table-cell table:formula="of:=+ROUND([.E11]/[.E$3];2)" office:value-type="float" office:value="0.65" calcext:value-type="float">
            <text:p>0.65</text:p>
          </table:table-cell>
          <table:table-cell table:formula="of:=+ROUND([.F11]/[.F$3];2)" office:value-type="float" office:value="0.65" calcext:value-type="float">
            <text:p>0.65</text:p>
          </table:table-cell>
          <table:table-cell table:formula="of:=+ROUND(AVERAGE([.G11:.I11])/30;3)" office:value-type="float" office:value="0.022" calcext:value-type="float">
            <text:p>0.02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icycling, Stationary: moderate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12]/[.D$3];2)" office:value-type="float" office:value="0.7" calcext:value-type="float">
            <text:p>0.70</text:p>
          </table:table-cell>
          <table:table-cell table:formula="of:=+ROUND([.E12]/[.E$3];2)" office:value-type="float" office:value="0.7" calcext:value-type="float">
            <text:p>0.70</text:p>
          </table:table-cell>
          <table:table-cell table:formula="of:=+ROUND([.F12]/[.F$3];2)" office:value-type="float" office:value="0.7" calcext:value-type="float">
            <text:p>0.70</text:p>
          </table:table-cell>
          <table:table-cell table:formula="of:=+ROUND(AVERAGE([.G12:.I12])/30;3)" office:value-type="float" office:value="0.023" calcext:value-type="float">
            <text:p>0.02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icycling, Stationary: vigorous</text:p>
          </table:table-cell>
          <table:table-cell office:value-type="float" office:value="315" calcext:value-type="float">
            <text:p>315</text:p>
          </table:table-cell>
          <table:table-cell office:value-type="float" office:value="391" calcext:value-type="float">
            <text:p>391</text:p>
          </table:table-cell>
          <table:table-cell office:value-type="float" office:value="466" calcext:value-type="float">
            <text:p>466</text:p>
          </table:table-cell>
          <table:table-cell table:formula="of:=+ROUND([.D13]/[.D$3];2)" office:value-type="float" office:value="1.05" calcext:value-type="float">
            <text:p>1.05</text:p>
          </table:table-cell>
          <table:table-cell table:formula="of:=+ROUND([.E13]/[.E$3];2)" office:value-type="float" office:value="1.05" calcext:value-type="float">
            <text:p>1.05</text:p>
          </table:table-cell>
          <table:table-cell table:formula="of:=+ROUND([.F13]/[.F$3];2)" office:value-type="float" office:value="1.05" calcext:value-type="float">
            <text:p>1.05</text:p>
          </table:table-cell>
          <table:table-cell table:formula="of:=+ROUND(AVERAGE([.G13:.I13])/30;3)" office:value-type="float" office:value="0.035" calcext:value-type="float">
            <text:p>0.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&gt; 20 mph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14]/[.D$3];2)" office:value-type="float" office:value="1.65" calcext:value-type="float">
            <text:p>1.65</text:p>
          </table:table-cell>
          <table:table-cell table:formula="of:=+ROUND([.E14]/[.E$3];2)" office:value-type="float" office:value="1.65" calcext:value-type="float">
            <text:p>1.65</text:p>
          </table:table-cell>
          <table:table-cell table:formula="of:=+ROUND([.F14]/[.F$3];2)" office:value-type="float" office:value="1.65" calcext:value-type="float">
            <text:p>1.65</text:p>
          </table:table-cell>
          <table:table-cell table:formula="of:=+ROUND(AVERAGE([.G14:.I14])/30;3)" office:value-type="float" office:value="0.055" calcext:value-type="float">
            <text:p>0.05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icycling: 12-13.9 mph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355" calcext:value-type="float">
            <text:p>355</text:p>
          </table:table-cell>
          <table:table-cell table:style-name="ce6" table:formula="of:=+ROUND([.D15]/[.D$3];2)" office:value-type="float" office:value="0.8" calcext:value-type="float">
            <text:p>0.80</text:p>
          </table:table-cell>
          <table:table-cell table:style-name="ce6" table:formula="of:=+ROUND([.E15]/[.E$3];2)" office:value-type="float" office:value="0.8" calcext:value-type="float">
            <text:p>0.80</text:p>
          </table:table-cell>
          <table:table-cell table:style-name="ce6" table:formula="of:=+ROUND([.F15]/[.F$3];2)" office:value-type="float" office:value="0.8" calcext:value-type="float">
            <text:p>0.80</text:p>
          </table:table-cell>
          <table:table-cell table:style-name="ce8" table:formula="of:=+ROUND(AVERAGE([.G15:.I15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4-15.9 mph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16]/[.D$3];2)" office:value-type="float" office:value="1" calcext:value-type="float">
            <text:p>1.00</text:p>
          </table:table-cell>
          <table:table-cell table:formula="of:=+ROUND([.E16]/[.E$3];2)" office:value-type="float" office:value="1" calcext:value-type="float">
            <text:p>1.00</text:p>
          </table:table-cell>
          <table:table-cell table:formula="of:=+ROUND([.F16]/[.F$3];2)" office:value-type="float" office:value="1" calcext:value-type="float">
            <text:p>1.00</text:p>
          </table:table-cell>
          <table:table-cell table:formula="of:=+ROUND(AVERAGE([.G16:.I16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6-19 mph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17]/[.D$3];2)" office:value-type="float" office:value="1.2" calcext:value-type="float">
            <text:p>1.20</text:p>
          </table:table-cell>
          <table:table-cell table:formula="of:=+ROUND([.E17]/[.E$3];2)" office:value-type="float" office:value="1.2" calcext:value-type="float">
            <text:p>1.20</text:p>
          </table:table-cell>
          <table:table-cell table:formula="of:=+ROUND([.F17]/[.F$3];2)" office:value-type="float" office:value="1.2" calcext:value-type="float">
            <text:p>1.20</text:p>
          </table:table-cell>
          <table:table-cell table:formula="of:=+ROUND(AVERAGE([.G17:.I17])/30;3)" office:value-type="float" office:value="0.04" calcext:value-type="float">
            <text:p>0.04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icycling: BMX or mountain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18]/[.D$3];2)" office:value-type="float" office:value="0.85" calcext:value-type="float">
            <text:p>0.85</text:p>
          </table:table-cell>
          <table:table-cell table:formula="of:=+ROUND([.E18]/[.E$3];2)" office:value-type="float" office:value="0.85" calcext:value-type="float">
            <text:p>0.85</text:p>
          </table:table-cell>
          <table:table-cell table:formula="of:=+ROUND([.F18]/[.F$3];2)" office:value-type="float" office:value="0.85" calcext:value-type="float">
            <text:p>0.85</text:p>
          </table:table-cell>
          <table:table-cell table:formula="of:=+ROUND(AVERAGE([.G18:.I18])/30;3)" office:value-type="float" office:value="0.028" calcext:value-type="float">
            <text:p>0.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iards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+ROUND([.D19]/[.D$3];2)" office:value-type="float" office:value="0.25" calcext:value-type="float">
            <text:p>0.25</text:p>
          </table:table-cell>
          <table:table-cell table:formula="of:=+ROUND([.E19]/[.E$3];2)" office:value-type="float" office:value="0.25" calcext:value-type="float">
            <text:p>0.25</text:p>
          </table:table-cell>
          <table:table-cell table:formula="of:=+ROUND([.F19]/[.F$3];2)" office:value-type="float" office:value="0.25" calcext:value-type="float">
            <text:p>0.25</text:p>
          </table:table-cell>
          <table:table-cell table:formula="of:=+ROUND(AVERAGE([.G19:.I19])/30;3)"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ling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0]/[.D$3];2)" office:value-type="float" office:value="0.3" calcext:value-type="float">
            <text:p>0.30</text:p>
          </table:table-cell>
          <table:table-cell table:formula="of:=+ROUND([.E20]/[.E$3];2)" office:value-type="float" office:value="0.3" calcext:value-type="float">
            <text:p>0.30</text:p>
          </table:table-cell>
          <table:table-cell table:formula="of:=+ROUND([.F20]/[.F$3];2)" office:value-type="float" office:value="0.3" calcext:value-type="float">
            <text:p>0.30</text:p>
          </table:table-cell>
          <table:table-cell table:formula="of:=+ROUND(AVERAGE([.G20:.I20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xing: spar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21]/[.D$3];2)" office:value-type="float" office:value="0.9" calcext:value-type="float">
            <text:p>0.90</text:p>
          </table:table-cell>
          <table:table-cell table:formula="of:=+ROUND([.E21]/[.E$3];2)" office:value-type="float" office:value="0.9" calcext:value-type="float">
            <text:p>0.90</text:p>
          </table:table-cell>
          <table:table-cell table:formula="of:=+ROUND([.F21]/[.F$3];2)" office:value-type="float" office:value="0.9" calcext:value-type="float">
            <text:p>0.90</text:p>
          </table:table-cell>
          <table:table-cell table:formula="of:=+ROUND(AVERAGE([.G21:.I21])/30;3)" office:value-type="float" office:value="0.03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isthenics: moderate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22]/[.D$3];2)" office:value-type="float" office:value="0.45" calcext:value-type="float">
            <text:p>0.45</text:p>
          </table:table-cell>
          <table:table-cell table:formula="of:=+ROUND([.E22]/[.E$3];2)" office:value-type="float" office:value="0.45" calcext:value-type="float">
            <text:p>0.45</text:p>
          </table:table-cell>
          <table:table-cell table:formula="of:=+ROUND([.F22]/[.F$3];2)" office:value-type="float" office:value="0.45" calcext:value-type="float">
            <text:p>0.45</text:p>
          </table:table-cell>
          <table:table-cell table:formula="of:=+ROUND(AVERAGE([.G22:.I22])/30;3)" office:value-type="float" office:value="0.015" calcext:value-type="float">
            <text:p>0.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isthenics: vigorous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3]/[.D$3];2)" office:value-type="float" office:value="0.8" calcext:value-type="float">
            <text:p>0.80</text:p>
          </table:table-cell>
          <table:table-cell table:formula="of:=+ROUND([.E23]/[.E$3];2)" office:value-type="float" office:value="0.8" calcext:value-type="float">
            <text:p>0.80</text:p>
          </table:table-cell>
          <table:table-cell table:formula="of:=+ROUND([.F23]/[.F$3];2)" office:value-type="float" office:value="0.8" calcext:value-type="float">
            <text:p>0.80</text:p>
          </table:table-cell>
          <table:table-cell table:formula="of:=+ROUND(AVERAGE([.G23:.I23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uit Training: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4]/[.D$3];2)" office:value-type="float" office:value="0.8" calcext:value-type="float">
            <text:p>0.80</text:p>
          </table:table-cell>
          <table:table-cell table:formula="of:=+ROUND([.E24]/[.E$3];2)" office:value-type="float" office:value="0.8" calcext:value-type="float">
            <text:p>0.80</text:p>
          </table:table-cell>
          <table:table-cell table:formula="of:=+ROUND([.F24]/[.F$3];2)" office:value-type="float" office:value="0.8" calcext:value-type="float">
            <text:p>0.80</text:p>
          </table:table-cell>
          <table:table-cell table:formula="of:=+ROUND(AVERAGE([.G24:.I24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rling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25]/[.D$3];2)" office:value-type="float" office:value="0.4" calcext:value-type="float">
            <text:p>0.40</text:p>
          </table:table-cell>
          <table:table-cell table:formula="of:=+ROUND([.E25]/[.E$3];2)" office:value-type="float" office:value="0.4" calcext:value-type="float">
            <text:p>0.40</text:p>
          </table:table-cell>
          <table:table-cell table:formula="of:=+ROUND([.F25]/[.F$3];2)" office:value-type="float" office:value="0.4" calcext:value-type="float">
            <text:p>0.40</text:p>
          </table:table-cell>
          <table:table-cell table:formula="of:=+ROUND(AVERAGE([.G25:.I25])/30;3)" office:value-type="float" office:value="0.013" calcext:value-type="float">
            <text:p>0.01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ancing: disco, ballroom, square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26]/[.D$3];2)" office:value-type="float" office:value="0.55" calcext:value-type="float">
            <text:p>0.55</text:p>
          </table:table-cell>
          <table:table-cell table:formula="of:=+ROUND([.E26]/[.E$3];2)" office:value-type="float" office:value="0.55" calcext:value-type="float">
            <text:p>0.55</text:p>
          </table:table-cell>
          <table:table-cell table:formula="of:=+ROUND([.F26]/[.F$3];2)" office:value-type="float" office:value="0.55" calcext:value-type="float">
            <text:p>0.55</text:p>
          </table:table-cell>
          <table:table-cell table:formula="of:=+ROUND(AVERAGE([.G26:.I26])/30;3)" office:value-type="float" office:value="0.018" calcext:value-type="float">
            <text:p>0.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cing: Fast, ballet, twist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27]/[.D$3];2)" office:value-type="float" office:value="0.6" calcext:value-type="float">
            <text:p>0.60</text:p>
          </table:table-cell>
          <table:table-cell table:formula="of:=+ROUND([.E27]/[.E$3];2)" office:value-type="float" office:value="0.6" calcext:value-type="float">
            <text:p>0.60</text:p>
          </table:table-cell>
          <table:table-cell table:formula="of:=+ROUND([.F27]/[.F$3];2)" office:value-type="float" office:value="0.6" calcext:value-type="float">
            <text:p>0.60</text:p>
          </table:table-cell>
          <table:table-cell table:formula="of:=+ROUND(AVERAGE([.G27:.I27])/30;3)" office:value-type="float" office:value="0.02" calcext:value-type="float">
            <text:p>0.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ancing: slow, waltz, foxtrot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8]/[.D$3];2)" office:value-type="float" office:value="0.3" calcext:value-type="float">
            <text:p>0.30</text:p>
          </table:table-cell>
          <table:table-cell table:formula="of:=+ROUND([.E28]/[.E$3];2)" office:value-type="float" office:value="0.3" calcext:value-type="float">
            <text:p>0.30</text:p>
          </table:table-cell>
          <table:table-cell table:formula="of:=+ROUND([.F28]/[.F$3];2)" office:value-type="float" office:value="0.3" calcext:value-type="float">
            <text:p>0.30</text:p>
          </table:table-cell>
          <table:table-cell table:formula="of:=+ROUND(AVERAGE([.G28:.I28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iptical Trainer: general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29]/[.D$3];2)" office:value-type="float" office:value="0.9" calcext:value-type="float">
            <text:p>0.90</text:p>
          </table:table-cell>
          <table:table-cell table:formula="of:=+ROUND([.E29]/[.E$3];2)" office:value-type="float" office:value="0.9" calcext:value-type="float">
            <text:p>0.90</text:p>
          </table:table-cell>
          <table:table-cell table:formula="of:=+ROUND([.F29]/[.F$3];2)" office:value-type="float" office:value="0.9" calcext:value-type="float">
            <text:p>0.90</text:p>
          </table:table-cell>
          <table:table-cell table:formula="of:=+ROUND(AVERAGE([.G29:.I29])/30;3)" office:value-type="float" office:value="0.03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nc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30]/[.D$3];2)" office:value-type="float" office:value="0.6" calcext:value-type="float">
            <text:p>0.60</text:p>
          </table:table-cell>
          <table:table-cell table:formula="of:=+ROUND([.E30]/[.E$3];2)" office:value-type="float" office:value="0.6" calcext:value-type="float">
            <text:p>0.60</text:p>
          </table:table-cell>
          <table:table-cell table:formula="of:=+ROUND([.F30]/[.F$3];2)" office:value-type="float" office:value="0.6" calcext:value-type="float">
            <text:p>0.60</text:p>
          </table:table-cell>
          <table:table-cell table:formula="of:=+ROUND(AVERAGE([.G30:.I30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tball: competitive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31]/[.D$3];2)" office:value-type="float" office:value="0.9" calcext:value-type="float">
            <text:p>0.90</text:p>
          </table:table-cell>
          <table:table-cell table:formula="of:=+ROUND([.E31]/[.E$3];2)" office:value-type="float" office:value="0.9" calcext:value-type="float">
            <text:p>0.90</text:p>
          </table:table-cell>
          <table:table-cell table:formula="of:=+ROUND([.F31]/[.F$3];2)" office:value-type="float" office:value="0.9" calcext:value-type="float">
            <text:p>0.90</text:p>
          </table:table-cell>
          <table:table-cell table:formula="of:=+ROUND(AVERAGE([.G31:.I31])/30;3)" office:value-type="float" office:value="0.03" calcext:value-type="float">
            <text:p>0.03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ootball: touch, flag,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32]/[.D$3];2)" office:value-type="float" office:value="0.8" calcext:value-type="float">
            <text:p>0.80</text:p>
          </table:table-cell>
          <table:table-cell table:formula="of:=+ROUND([.E32]/[.E$3];2)" office:value-type="float" office:value="0.8" calcext:value-type="float">
            <text:p>0.80</text:p>
          </table:table-cell>
          <table:table-cell table:formula="of:=+ROUND([.F32]/[.F$3];2)" office:value-type="float" office:value="0.8" calcext:value-type="float">
            <text:p>0.80</text:p>
          </table:table-cell>
          <table:table-cell table:formula="of:=+ROUND(AVERAGE([.G32:.I32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isbee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33]/[.D$3];2)" office:value-type="float" office:value="0.3" calcext:value-type="float">
            <text:p>0.30</text:p>
          </table:table-cell>
          <table:table-cell table:formula="of:=+ROUND([.E33]/[.E$3];2)" office:value-type="float" office:value="0.3" calcext:value-type="float">
            <text:p>0.30</text:p>
          </table:table-cell>
          <table:table-cell table:formula="of:=+ROUND([.F33]/[.F$3];2)" office:value-type="float" office:value="0.3" calcext:value-type="float">
            <text:p>0.30</text:p>
          </table:table-cell>
          <table:table-cell table:formula="of:=+ROUND(AVERAGE([.G33:.I33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lf: carrying clubs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34]/[.D$3];2)" office:value-type="float" office:value="0.55" calcext:value-type="float">
            <text:p>0.55</text:p>
          </table:table-cell>
          <table:table-cell table:formula="of:=+ROUND([.E34]/[.E$3];2)" office:value-type="float" office:value="0.55" calcext:value-type="float">
            <text:p>0.55</text:p>
          </table:table-cell>
          <table:table-cell table:formula="of:=+ROUND([.F34]/[.F$3];2)" office:value-type="float" office:value="0.55" calcext:value-type="float">
            <text:p>0.55</text:p>
          </table:table-cell>
          <table:table-cell table:formula="of:=+ROUND(AVERAGE([.G34:.I34])/30;3)" office:value-type="float" office:value="0.018" calcext:value-type="float">
            <text:p>0.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lf: using cart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35]/[.D$3];2)" office:value-type="float" office:value="0.35" calcext:value-type="float">
            <text:p>0.35</text:p>
          </table:table-cell>
          <table:table-cell table:formula="of:=+ROUND([.E35]/[.E$3];2)" office:value-type="float" office:value="0.35" calcext:value-type="float">
            <text:p>0.35</text:p>
          </table:table-cell>
          <table:table-cell table:formula="of:=+ROUND([.F35]/[.F$3];2)" office:value-type="float" office:value="0.35" calcext:value-type="float">
            <text:p>0.35</text:p>
          </table:table-cell>
          <table:table-cell table:formula="of:=+ROUND(AVERAGE([.G35:.I35])/30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Gym Activities</text:p>
          </table:table-cell>
          <table:table-cell table:style-name="ce5" table:formula="of:=+[.D$2]*0.454" office:value-type="float" office:value="56.75" calcext:value-type="float">
            <text:p>57</text:p>
          </table:table-cell>
          <table:table-cell table:style-name="ce5" table:formula="of:=+[.E$2]*0.454" office:value-type="float" office:value="70.37" calcext:value-type="float">
            <text:p>70</text:p>
          </table:table-cell>
          <table:table-cell table:style-name="ce5" table:formula="of:=+[.F$2]*0.454" office:value-type="float" office:value="83.99" calcext:value-type="float">
            <text:p>84</text:p>
          </table:table-cell>
          <table:table-cell table:style-name="Default" table:number-columns-repeated="3"/>
          <table:table-cell table:style-name="Default" office:value-type="string" calcext:value-type="string">
            <text:p>cal/k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ymnastics: general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37]/[.D$3];2)" office:value-type="float" office:value="0.4" calcext:value-type="float">
            <text:p>0.40</text:p>
          </table:table-cell>
          <table:table-cell table:formula="of:=+ROUND([.E37]/[.E$3];2)" office:value-type="float" office:value="0.4" calcext:value-type="float">
            <text:p>0.40</text:p>
          </table:table-cell>
          <table:table-cell table:formula="of:=+ROUND([.F37]/[.F$3];2)" office:value-type="float" office:value="0.4" calcext:value-type="float">
            <text:p>0.40</text:p>
          </table:table-cell>
          <table:table-cell table:formula="of:=+ROUND(AVERAGE([.G37:.I37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dball: general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38]/[.D$3];2)" office:value-type="float" office:value="1.2" calcext:value-type="float">
            <text:p>1.20</text:p>
          </table:table-cell>
          <table:table-cell table:formula="of:=+ROUND([.E38]/[.E$3];2)" office:value-type="float" office:value="1.2" calcext:value-type="float">
            <text:p>1.20</text:p>
          </table:table-cell>
          <table:table-cell table:formula="of:=+ROUND([.F38]/[.F$3];2)" office:value-type="float" office:value="1.2" calcext:value-type="float">
            <text:p>1.20</text:p>
          </table:table-cell>
          <table:table-cell table:formula="of:=+ROUND(AVERAGE([.G38:.I38])/30;3)" office:value-type="float" office:value="0.04" calcext:value-type="float">
            <text:p>0.0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g Gliding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39]/[.D$3];2)" office:value-type="float" office:value="0.35" calcext:value-type="float">
            <text:p>0.35</text:p>
          </table:table-cell>
          <table:table-cell table:formula="of:=+ROUND([.E39]/[.E$3];2)" office:value-type="float" office:value="0.35" calcext:value-type="float">
            <text:p>0.35</text:p>
          </table:table-cell>
          <table:table-cell table:formula="of:=+ROUND([.F39]/[.F$3];2)" office:value-type="float" office:value="0.35" calcext:value-type="float">
            <text:p>0.35</text:p>
          </table:table-cell>
          <table:table-cell table:formula="of:=+ROUND(AVERAGE([.G39:.I39])/30;3)" office:value-type="float" office:value="0.012" calcext:value-type="float">
            <text:p>0.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king: cross-country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40]/[.D$3];2)" office:value-type="float" office:value="0.6" calcext:value-type="float">
            <text:p>0.60</text:p>
          </table:table-cell>
          <table:table-cell table:formula="of:=+ROUND([.E40]/[.E$3];2)" office:value-type="float" office:value="0.6" calcext:value-type="float">
            <text:p>0.60</text:p>
          </table:table-cell>
          <table:table-cell table:formula="of:=+ROUND([.F40]/[.F$3];2)" office:value-type="float" office:value="0.6" calcext:value-type="float">
            <text:p>0.60</text:p>
          </table:table-cell>
          <table:table-cell table:formula="of:=+ROUND(AVERAGE([.G40:.I40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ckey: field &amp; ic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41]/[.D$3];2)" office:value-type="float" office:value="0.8" calcext:value-type="float">
            <text:p>0.80</text:p>
          </table:table-cell>
          <table:table-cell table:formula="of:=+ROUND([.E41]/[.E$3];2)" office:value-type="float" office:value="0.8" calcext:value-type="float">
            <text:p>0.80</text:p>
          </table:table-cell>
          <table:table-cell table:formula="of:=+ROUND([.F41]/[.F$3];2)" office:value-type="float" office:value="0.8" calcext:value-type="float">
            <text:p>0.80</text:p>
          </table:table-cell>
          <table:table-cell table:formula="of:=+ROUND(AVERAGE([.G41:.I41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seback Riding: general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42]/[.D$3];2)" office:value-type="float" office:value="0.4" calcext:value-type="float">
            <text:p>0.40</text:p>
          </table:table-cell>
          <table:table-cell table:formula="of:=+ROUND([.E42]/[.E$3];2)" office:value-type="float" office:value="0.4" calcext:value-type="float">
            <text:p>0.40</text:p>
          </table:table-cell>
          <table:table-cell table:formula="of:=+ROUND([.F42]/[.F$3];2)" office:value-type="float" office:value="0.4" calcext:value-type="float">
            <text:p>0.40</text:p>
          </table:table-cell>
          <table:table-cell table:formula="of:=+ROUND(AVERAGE([.G42:.I42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Skating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3]/[.D$3];2)" office:value-type="float" office:value="0.7" calcext:value-type="float">
            <text:p>0.70</text:p>
          </table:table-cell>
          <table:table-cell table:formula="of:=+ROUND([.E43]/[.E$3];2)" office:value-type="float" office:value="0.7" calcext:value-type="float">
            <text:p>0.70</text:p>
          </table:table-cell>
          <table:table-cell table:formula="of:=+ROUND([.F43]/[.F$3];2)" office:value-type="float" office:value="0.7" calcext:value-type="float">
            <text:p>0.70</text:p>
          </table:table-cell>
          <table:table-cell table:formula="of:=+ROUND(AVERAGE([.G43:.I43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yak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44]/[.D$3];2)" office:value-type="float" office:value="0.5" calcext:value-type="float">
            <text:p>0.50</text:p>
          </table:table-cell>
          <table:table-cell table:formula="of:=+ROUND([.E44]/[.E$3];2)" office:value-type="float" office:value="0.5" calcext:value-type="float">
            <text:p>0.50</text:p>
          </table:table-cell>
          <table:table-cell table:formula="of:=+ROUND([.F44]/[.F$3];2)" office:value-type="float" office:value="0.5" calcext:value-type="float">
            <text:p>0.50</text:p>
          </table:table-cell>
          <table:table-cell table:formula="of:=+ROUND(AVERAGE([.G44:.I44])/30;3)" office:value-type="float" office:value="0.017" calcext:value-type="float">
            <text:p>0.01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rtial Arts: judo, karate, kickbox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45]/[.D$3];2)" office:value-type="float" office:value="1" calcext:value-type="float">
            <text:p>1.00</text:p>
          </table:table-cell>
          <table:table-cell table:formula="of:=+ROUND([.E45]/[.E$3];2)" office:value-type="float" office:value="1" calcext:value-type="float">
            <text:p>1.00</text:p>
          </table:table-cell>
          <table:table-cell table:formula="of:=+ROUND([.F45]/[.F$3];2)" office:value-type="float" office:value="1" calcext:value-type="float">
            <text:p>1.00</text:p>
          </table:table-cell>
          <table:table-cell table:formula="of:=+ROUND(AVERAGE([.G45:.I45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entee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46]/[.D$3];2)" office:value-type="float" office:value="0.9" calcext:value-type="float">
            <text:p>0.90</text:p>
          </table:table-cell>
          <table:table-cell table:formula="of:=+ROUND([.E46]/[.E$3];2)" office:value-type="float" office:value="0.9" calcext:value-type="float">
            <text:p>0.90</text:p>
          </table:table-cell>
          <table:table-cell table:formula="of:=+ROUND([.F46]/[.F$3];2)" office:value-type="float" office:value="0.9" calcext:value-type="float">
            <text:p>0.90</text:p>
          </table:table-cell>
          <table:table-cell table:formula="of:=+ROUND(AVERAGE([.G46:.I46])/30;3)" office:value-type="float" office:value="0.03" calcext:value-type="float">
            <text:p>0.0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e Walking</text:p>
          </table:table-cell>
          <table:table-cell office:value-type="float" office:value="195" calcext:value-type="float">
            <text:p>195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formula="of:=+ROUND([.D47]/[.D$3];2)" office:value-type="float" office:value="0.65" calcext:value-type="float">
            <text:p>0.65</text:p>
          </table:table-cell>
          <table:table-cell table:formula="of:=+ROUND([.E47]/[.E$3];2)" office:value-type="float" office:value="0.65" calcext:value-type="float">
            <text:p>0.65</text:p>
          </table:table-cell>
          <table:table-cell table:formula="of:=+ROUND([.F47]/[.F$3];2)" office:value-type="float" office:value="0.65" calcext:value-type="float">
            <text:p>0.65</text:p>
          </table:table-cell>
          <table:table-cell table:formula="of:=+ROUND(AVERAGE([.G47:.I47])/30;3)" office:value-type="float" office:value="0.022" calcext:value-type="float">
            <text:p>0.02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cquetball: casual,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8]/[.D$3];2)" office:value-type="float" office:value="0.7" calcext:value-type="float">
            <text:p>0.70</text:p>
          </table:table-cell>
          <table:table-cell table:formula="of:=+ROUND([.E48]/[.E$3];2)" office:value-type="float" office:value="0.7" calcext:value-type="float">
            <text:p>0.70</text:p>
          </table:table-cell>
          <table:table-cell table:formula="of:=+ROUND([.F48]/[.F$3];2)" office:value-type="float" office:value="0.7" calcext:value-type="float">
            <text:p>0.70</text:p>
          </table:table-cell>
          <table:table-cell table:formula="of:=+ROUND(AVERAGE([.G48:.I48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quetball: competitive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49]/[.D$3];2)" office:value-type="float" office:value="1" calcext:value-type="float">
            <text:p>1.00</text:p>
          </table:table-cell>
          <table:table-cell table:formula="of:=+ROUND([.E49]/[.E$3];2)" office:value-type="float" office:value="1" calcext:value-type="float">
            <text:p>1.00</text:p>
          </table:table-cell>
          <table:table-cell table:formula="of:=+ROUND([.F49]/[.F$3];2)" office:value-type="float" office:value="1" calcext:value-type="float">
            <text:p>1.00</text:p>
          </table:table-cell>
          <table:table-cell table:formula="of:=+ROUND(AVERAGE([.G49:.I49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ders: general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50]/[.D$3];2)" office:value-type="float" office:value="0.5" calcext:value-type="float">
            <text:p>0.50</text:p>
          </table:table-cell>
          <table:table-cell table:formula="of:=+ROUND([.E50]/[.E$3];2)" office:value-type="float" office:value="0.5" calcext:value-type="float">
            <text:p>0.50</text:p>
          </table:table-cell>
          <table:table-cell table:formula="of:=+ROUND([.F50]/[.F$3];2)" office:value-type="float" office:value="0.5" calcext:value-type="float">
            <text:p>0.50</text:p>
          </table:table-cell>
          <table:table-cell table:formula="of:=+ROUND(AVERAGE([.G50:.I50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ck Climbing: ascending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51]/[.D$3];2)" office:value-type="float" office:value="1.1" calcext:value-type="float">
            <text:p>1.10</text:p>
          </table:table-cell>
          <table:table-cell table:formula="of:=+ROUND([.E51]/[.E$3];2)" office:value-type="float" office:value="1.1" calcext:value-type="float">
            <text:p>1.10</text:p>
          </table:table-cell>
          <table:table-cell table:formula="of:=+ROUND([.F51]/[.F$3];2)" office:value-type="float" office:value="1.1" calcext:value-type="float">
            <text:p>1.10</text:p>
          </table:table-cell>
          <table:table-cell table:formula="of:=+ROUND(AVERAGE([.G51:.I51])/30;3)"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ck Climbing: rappell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2]/[.D$3];2)" office:value-type="float" office:value="0.8" calcext:value-type="float">
            <text:p>0.80</text:p>
          </table:table-cell>
          <table:table-cell table:formula="of:=+ROUND([.E52]/[.E$3];2)" office:value-type="float" office:value="0.8" calcext:value-type="float">
            <text:p>0.80</text:p>
          </table:table-cell>
          <table:table-cell table:formula="of:=+ROUND([.F52]/[.F$3];2)" office:value-type="float" office:value="0.8" calcext:value-type="float">
            <text:p>0.80</text:p>
          </table:table-cell>
          <table:table-cell table:formula="of:=+ROUND(AVERAGE([.G52:.I52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erblade Skating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3]/[.D$3];2)" office:value-type="float" office:value="0.7" calcext:value-type="float">
            <text:p>0.70</text:p>
          </table:table-cell>
          <table:table-cell table:formula="of:=+ROUND([.E53]/[.E$3];2)" office:value-type="float" office:value="0.7" calcext:value-type="float">
            <text:p>0.70</text:p>
          </table:table-cell>
          <table:table-cell table:formula="of:=+ROUND([.F53]/[.F$3];2)" office:value-type="float" office:value="0.7" calcext:value-type="float">
            <text:p>0.70</text:p>
          </table:table-cell>
          <table:table-cell table:formula="of:=+ROUND(AVERAGE([.G53:.I53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pe Jumping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54]/[.D$3];2)" office:value-type="float" office:value="1" calcext:value-type="float">
            <text:p>1.00</text:p>
          </table:table-cell>
          <table:table-cell table:formula="of:=+ROUND([.E54]/[.E$3];2)" office:value-type="float" office:value="1" calcext:value-type="float">
            <text:p>1.00</text:p>
          </table:table-cell>
          <table:table-cell table:formula="of:=+ROUND([.F54]/[.F$3];2)" office:value-type="float" office:value="1" calcext:value-type="float">
            <text:p>1.00</text:p>
          </table:table-cell>
          <table:table-cell table:formula="of:=+ROUND(AVERAGE([.G54:.I54])/30;3)" office:value-type="float" office:value="0.033" calcext:value-type="float">
            <text:p>0.03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wing, Stationary: moderate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5]/[.D$3];2)" office:value-type="float" office:value="0.7" calcext:value-type="float">
            <text:p>0.70</text:p>
          </table:table-cell>
          <table:table-cell table:formula="of:=+ROUND([.E55]/[.E$3];2)" office:value-type="float" office:value="0.7" calcext:value-type="float">
            <text:p>0.70</text:p>
          </table:table-cell>
          <table:table-cell table:formula="of:=+ROUND([.F55]/[.F$3];2)" office:value-type="float" office:value="0.7" calcext:value-type="float">
            <text:p>0.70</text:p>
          </table:table-cell>
          <table:table-cell table:formula="of:=+ROUND(AVERAGE([.G55:.I55])/30;3)" office:value-type="float" office:value="0.023" calcext:value-type="float">
            <text:p>0.02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wing, Stationary: vigorous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56]/[.D$3];2)" office:value-type="float" office:value="0.85" calcext:value-type="float">
            <text:p>0.85</text:p>
          </table:table-cell>
          <table:table-cell table:formula="of:=+ROUND([.E56]/[.E$3];2)" office:value-type="float" office:value="0.85" calcext:value-type="float">
            <text:p>0.85</text:p>
          </table:table-cell>
          <table:table-cell table:formula="of:=+ROUND([.F56]/[.F$3];2)" office:value-type="float" office:value="0.85" calcext:value-type="float">
            <text:p>0.85</text:p>
          </table:table-cell>
          <table:table-cell table:formula="of:=+ROUND(AVERAGE([.G56:.I56])/30;3)" office:value-type="float" office:value="0.028" calcext:value-type="float">
            <text:p>0.02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10 mph (6 min/mile)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57]/[.D$3];2)" office:value-type="float" office:value="1.65" calcext:value-type="float">
            <text:p>1.65</text:p>
          </table:table-cell>
          <table:table-cell table:formula="of:=+ROUND([.E57]/[.E$3];2)" office:value-type="float" office:value="1.65" calcext:value-type="float">
            <text:p>1.65</text:p>
          </table:table-cell>
          <table:table-cell table:formula="of:=+ROUND([.F57]/[.F$3];2)" office:value-type="float" office:value="1.65" calcext:value-type="float">
            <text:p>1.65</text:p>
          </table:table-cell>
          <table:table-cell table:formula="of:=+ROUND(AVERAGE([.G57:.I57])/30;3)" office:value-type="float" office:value="0.055" calcext:value-type="float">
            <text:p>0.05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5 mph (12 min/mile)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8]/[.D$3];2)" office:value-type="float" office:value="0.8" calcext:value-type="float">
            <text:p>0.80</text:p>
          </table:table-cell>
          <table:table-cell table:formula="of:=+ROUND([.E58]/[.E$3];2)" office:value-type="float" office:value="0.8" calcext:value-type="float">
            <text:p>0.80</text:p>
          </table:table-cell>
          <table:table-cell table:formula="of:=+ROUND([.F58]/[.F$3];2)" office:value-type="float" office:value="0.8" calcext:value-type="float">
            <text:p>0.80</text:p>
          </table:table-cell>
          <table:table-cell table:formula="of:=+ROUND(AVERAGE([.G58:.I58])/30;3)" office:value-type="float" office:value="0.027" calcext:value-type="float">
            <text:p>0.02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5.2 mph (11.5 min/mile)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59]/[.D$3];2)" office:value-type="float" office:value="0.9" calcext:value-type="float">
            <text:p>0.90</text:p>
          </table:table-cell>
          <table:table-cell table:formula="of:=+ROUND([.E59]/[.E$3];2)" office:value-type="float" office:value="0.9" calcext:value-type="float">
            <text:p>0.90</text:p>
          </table:table-cell>
          <table:table-cell table:formula="of:=+ROUND([.F59]/[.F$3];2)" office:value-type="float" office:value="0.9" calcext:value-type="float">
            <text:p>0.90</text:p>
          </table:table-cell>
          <table:table-cell table:formula="of:=+ROUND(AVERAGE([.G59:.I59])/30;3)" office:value-type="float" office:value="0.03" calcext:value-type="float">
            <text:p>0.03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6 mph (10 min/mile)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60]/[.D$3];2)" office:value-type="float" office:value="1" calcext:value-type="float">
            <text:p>1.00</text:p>
          </table:table-cell>
          <table:table-cell table:formula="of:=+ROUND([.E60]/[.E$3];2)" office:value-type="float" office:value="1" calcext:value-type="float">
            <text:p>1.00</text:p>
          </table:table-cell>
          <table:table-cell table:formula="of:=+ROUND([.F60]/[.F$3];2)" office:value-type="float" office:value="1" calcext:value-type="float">
            <text:p>1.00</text:p>
          </table:table-cell>
          <table:table-cell table:formula="of:=+ROUND(AVERAGE([.G60:.I60])/30;3)" office:value-type="float" office:value="0.033" calcext:value-type="float">
            <text:p>0.03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6.7 mph (9 min/mile)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61]/[.D$3];2)" office:value-type="float" office:value="1.1" calcext:value-type="float">
            <text:p>1.10</text:p>
          </table:table-cell>
          <table:table-cell table:formula="of:=+ROUND([.E61]/[.E$3];2)" office:value-type="float" office:value="1.1" calcext:value-type="float">
            <text:p>1.10</text:p>
          </table:table-cell>
          <table:table-cell table:formula="of:=+ROUND([.F61]/[.F$3];2)" office:value-type="float" office:value="1.1" calcext:value-type="float">
            <text:p>1.10</text:p>
          </table:table-cell>
          <table:table-cell table:formula="of:=+ROUND(AVERAGE([.G61:.I61])/30;3)" office:value-type="float" office:value="0.037" calcext:value-type="float">
            <text:p>0.03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7.5 mph (8 min/mile)</text:p>
          </table:table-cell>
          <table:table-cell office:value-type="float" office:value="375" calcext:value-type="float">
            <text:p>375</text:p>
          </table:table-cell>
          <table:table-cell office:value-type="float" office:value="465" calcext:value-type="float">
            <text:p>465</text:p>
          </table:table-cell>
          <table:table-cell office:value-type="float" office:value="555" calcext:value-type="float">
            <text:p>555</text:p>
          </table:table-cell>
          <table:table-cell table:formula="of:=+ROUND([.D62]/[.D$3];2)" office:value-type="float" office:value="1.25" calcext:value-type="float">
            <text:p>1.25</text:p>
          </table:table-cell>
          <table:table-cell table:formula="of:=+ROUND([.E62]/[.E$3];2)" office:value-type="float" office:value="1.25" calcext:value-type="float">
            <text:p>1.25</text:p>
          </table:table-cell>
          <table:table-cell table:formula="of:=+ROUND([.F62]/[.F$3];2)" office:value-type="float" office:value="1.25" calcext:value-type="float">
            <text:p>1.25</text:p>
          </table:table-cell>
          <table:table-cell table:formula="of:=+ROUND(AVERAGE([.G62:.I62])/30;3)" office:value-type="float" office:value="0.042" calcext:value-type="float">
            <text:p>0.04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8.6 mph (7 min/mile)</text:p>
          </table:table-cell>
          <table:table-cell office:value-type="float" office:value="435" calcext:value-type="float">
            <text:p>435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table:formula="of:=+ROUND([.D63]/[.D$3];2)" office:value-type="float" office:value="1.45" calcext:value-type="float">
            <text:p>1.45</text:p>
          </table:table-cell>
          <table:table-cell table:formula="of:=+ROUND([.E63]/[.E$3];2)" office:value-type="float" office:value="1.45" calcext:value-type="float">
            <text:p>1.45</text:p>
          </table:table-cell>
          <table:table-cell table:formula="of:=+ROUND([.F63]/[.F$3];2)" office:value-type="float" office:value="1.45" calcext:value-type="float">
            <text:p>1.45</text:p>
          </table:table-cell>
          <table:table-cell table:formula="of:=+ROUND(AVERAGE([.G63:.I63])/30;3)" office:value-type="float" office:value="0.048" calcext:value-type="float">
            <text:p>0.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ning: cross-country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64]/[.D$3];2)" office:value-type="float" office:value="0.9" calcext:value-type="float">
            <text:p>0.90</text:p>
          </table:table-cell>
          <table:table-cell table:formula="of:=+ROUND([.E64]/[.E$3];2)" office:value-type="float" office:value="0.9" calcext:value-type="float">
            <text:p>0.90</text:p>
          </table:table-cell>
          <table:table-cell table:formula="of:=+ROUND([.F64]/[.F$3];2)" office:value-type="float" office:value="0.9" calcext:value-type="float">
            <text:p>0.90</text:p>
          </table:table-cell>
          <table:table-cell table:formula="of:=+ROUND(AVERAGE([.G64:.I64])/30;3)" office:value-type="float" office:value="0.03" calcext:value-type="float">
            <text:p>0.03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unning: pushing wheelchair, marathon wheel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65]/[.D$3];2)" office:value-type="float" office:value="0.8" calcext:value-type="float">
            <text:p>0.80</text:p>
          </table:table-cell>
          <table:table-cell table:formula="of:=+ROUND([.E65]/[.E$3];2)" office:value-type="float" office:value="0.8" calcext:value-type="float">
            <text:p>0.80</text:p>
          </table:table-cell>
          <table:table-cell table:formula="of:=+ROUND([.F65]/[.F$3];2)" office:value-type="float" office:value="0.8" calcext:value-type="float">
            <text:p>0.80</text:p>
          </table:table-cell>
          <table:table-cell table:formula="of:=+ROUND(AVERAGE([.G65:.I65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uba or skin diving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66]/[.D$3];2)" office:value-type="float" office:value="0.7" calcext:value-type="float">
            <text:p>0.70</text:p>
          </table:table-cell>
          <table:table-cell table:formula="of:=+ROUND([.E66]/[.E$3];2)" office:value-type="float" office:value="0.7" calcext:value-type="float">
            <text:p>0.70</text:p>
          </table:table-cell>
          <table:table-cell table:formula="of:=+ROUND([.F66]/[.F$3];2)" office:value-type="float" office:value="0.7" calcext:value-type="float">
            <text:p>0.70</text:p>
          </table:table-cell>
          <table:table-cell table:formula="of:=+ROUND(AVERAGE([.G66:.I66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ateboard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67]/[.D$3];2)" office:value-type="float" office:value="0.5" calcext:value-type="float">
            <text:p>0.50</text:p>
          </table:table-cell>
          <table:table-cell table:formula="of:=+ROUND([.E67]/[.E$3];2)" office:value-type="float" office:value="0.5" calcext:value-type="float">
            <text:p>0.50</text:p>
          </table:table-cell>
          <table:table-cell table:formula="of:=+ROUND([.F67]/[.F$3];2)" office:value-type="float" office:value="0.5" calcext:value-type="float">
            <text:p>0.50</text:p>
          </table:table-cell>
          <table:table-cell table:formula="of:=+ROUND(AVERAGE([.G67:.I67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 Machine: general</text:p>
          </table:table-cell>
          <table:table-cell office:value-type="float" office:value="285" calcext:value-type="float">
            <text:p>285</text:p>
          </table:table-cell>
          <table:table-cell office:value-type="float" office:value="353" calcext:value-type="float">
            <text:p>353</text:p>
          </table:table-cell>
          <table:table-cell office:value-type="float" office:value="422" calcext:value-type="float">
            <text:p>422</text:p>
          </table:table-cell>
          <table:table-cell table:formula="of:=+ROUND([.D68]/[.D$3];2)" office:value-type="float" office:value="0.95" calcext:value-type="float">
            <text:p>0.95</text:p>
          </table:table-cell>
          <table:table-cell table:formula="of:=+ROUND([.E68]/[.E$3];2)" office:value-type="float" office:value="0.95" calcext:value-type="float">
            <text:p>0.95</text:p>
          </table:table-cell>
          <table:table-cell table:formula="of:=+ROUND([.F68]/[.F$3];2)" office:value-type="float" office:value="0.95" calcext:value-type="float">
            <text:p>0.95</text:p>
          </table:table-cell>
          <table:table-cell table:formula="of:=+ROUND(AVERAGE([.G68:.I68])/30;3)" office:value-type="float" office:value="0.032" calcext:value-type="float">
            <text:p>0.0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ing: cross-country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69]/[.D$3];2)" office:value-type="float" office:value="0.8" calcext:value-type="float">
            <text:p>0.80</text:p>
          </table:table-cell>
          <table:table-cell table:formula="of:=+ROUND([.E69]/[.E$3];2)" office:value-type="float" office:value="0.8" calcext:value-type="float">
            <text:p>0.80</text:p>
          </table:table-cell>
          <table:table-cell table:formula="of:=+ROUND([.F69]/[.F$3];2)" office:value-type="float" office:value="0.8" calcext:value-type="float">
            <text:p>0.80</text:p>
          </table:table-cell>
          <table:table-cell table:formula="of:=+ROUND(AVERAGE([.G69:.I69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ing: downhil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70]/[.D$3];2)" office:value-type="float" office:value="0.6" calcext:value-type="float">
            <text:p>0.60</text:p>
          </table:table-cell>
          <table:table-cell table:formula="of:=+ROUND([.E70]/[.E$3];2)" office:value-type="float" office:value="0.6" calcext:value-type="float">
            <text:p>0.60</text:p>
          </table:table-cell>
          <table:table-cell table:formula="of:=+ROUND([.F70]/[.F$3];2)" office:value-type="float" office:value="0.6" calcext:value-type="float">
            <text:p>0.60</text:p>
          </table:table-cell>
          <table:table-cell table:formula="of:=+ROUND(AVERAGE([.G70:.I70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dding, luge, tobogga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71]/[.D$3];2)" office:value-type="float" office:value="0.7" calcext:value-type="float">
            <text:p>0.70</text:p>
          </table:table-cell>
          <table:table-cell table:formula="of:=+ROUND([.E71]/[.E$3];2)" office:value-type="float" office:value="0.7" calcext:value-type="float">
            <text:p>0.70</text:p>
          </table:table-cell>
          <table:table-cell table:formula="of:=+ROUND([.F71]/[.F$3];2)" office:value-type="float" office:value="0.7" calcext:value-type="float">
            <text:p>0.70</text:p>
          </table:table-cell>
          <table:table-cell table:formula="of:=+ROUND(AVERAGE([.G71:.I71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kel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72]/[.D$3];2)" office:value-type="float" office:value="0.5" calcext:value-type="float">
            <text:p>0.50</text:p>
          </table:table-cell>
          <table:table-cell table:formula="of:=+ROUND([.E72]/[.E$3];2)" office:value-type="float" office:value="0.5" calcext:value-type="float">
            <text:p>0.50</text:p>
          </table:table-cell>
          <table:table-cell table:formula="of:=+ROUND([.F72]/[.F$3];2)" office:value-type="float" office:value="0.5" calcext:value-type="float">
            <text:p>0.50</text:p>
          </table:table-cell>
          <table:table-cell table:formula="of:=+ROUND(AVERAGE([.G72:.I72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w Shoe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73]/[.D$3];2)" office:value-type="float" office:value="0.8" calcext:value-type="float">
            <text:p>0.80</text:p>
          </table:table-cell>
          <table:table-cell table:formula="of:=+ROUND([.E73]/[.E$3];2)" office:value-type="float" office:value="0.8" calcext:value-type="float">
            <text:p>0.80</text:p>
          </table:table-cell>
          <table:table-cell table:formula="of:=+ROUND([.F73]/[.F$3];2)" office:value-type="float" office:value="0.8" calcext:value-type="float">
            <text:p>0.80</text:p>
          </table:table-cell>
          <table:table-cell table:formula="of:=+ROUND(AVERAGE([.G73:.I73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ccer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74]/[.D$3];2)" office:value-type="float" office:value="0.7" calcext:value-type="float">
            <text:p>0.70</text:p>
          </table:table-cell>
          <table:table-cell table:formula="of:=+ROUND([.E74]/[.E$3];2)" office:value-type="float" office:value="0.7" calcext:value-type="float">
            <text:p>0.70</text:p>
          </table:table-cell>
          <table:table-cell table:formula="of:=+ROUND([.F74]/[.F$3];2)" office:value-type="float" office:value="0.7" calcext:value-type="float">
            <text:p>0.70</text:p>
          </table:table-cell>
          <table:table-cell table:formula="of:=+ROUND(AVERAGE([.G74:.I74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tball: general play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75]/[.D$3];2)" office:value-type="float" office:value="0.5" calcext:value-type="float">
            <text:p>0.50</text:p>
          </table:table-cell>
          <table:table-cell table:formula="of:=+ROUND([.E75]/[.E$3];2)" office:value-type="float" office:value="0.5" calcext:value-type="float">
            <text:p>0.50</text:p>
          </table:table-cell>
          <table:table-cell table:formula="of:=+ROUND([.F75]/[.F$3];2)" office:value-type="float" office:value="0.5" calcext:value-type="float">
            <text:p>0.50</text:p>
          </table:table-cell>
          <table:table-cell table:formula="of:=+ROUND(AVERAGE([.G75:.I75])/30;3)" office:value-type="float" office:value="0.017" calcext:value-type="float">
            <text:p>0.01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tair Step Machine: genera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76]/[.D$3];2)" office:value-type="float" office:value="0.6" calcext:value-type="float">
            <text:p>0.60</text:p>
          </table:table-cell>
          <table:table-cell table:formula="of:=+ROUND([.E76]/[.E$3];2)" office:value-type="float" office:value="0.6" calcext:value-type="float">
            <text:p>0.60</text:p>
          </table:table-cell>
          <table:table-cell table:formula="of:=+ROUND([.F76]/[.F$3];2)" office:value-type="float" office:value="0.6" calcext:value-type="float">
            <text:p>0.60</text:p>
          </table:table-cell>
          <table:table-cell table:formula="of:=+ROUND(AVERAGE([.G76:.I76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etching, Hatha Yoga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77]/[.D$3];2)" office:value-type="float" office:value="0.4" calcext:value-type="float">
            <text:p>0.40</text:p>
          </table:table-cell>
          <table:table-cell table:formula="of:=+ROUND([.E77]/[.E$3];2)" office:value-type="float" office:value="0.4" calcext:value-type="float">
            <text:p>0.40</text:p>
          </table:table-cell>
          <table:table-cell table:formula="of:=+ROUND([.F77]/[.F$3];2)" office:value-type="float" office:value="0.4" calcext:value-type="float">
            <text:p>0.40</text:p>
          </table:table-cell>
          <table:table-cell table:formula="of:=+ROUND(AVERAGE([.G77:.I77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backstrok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78]/[.D$3];2)" office:value-type="float" office:value="0.8" calcext:value-type="float">
            <text:p>0.80</text:p>
          </table:table-cell>
          <table:table-cell table:formula="of:=+ROUND([.E78]/[.E$3];2)" office:value-type="float" office:value="0.8" calcext:value-type="float">
            <text:p>0.80</text:p>
          </table:table-cell>
          <table:table-cell table:formula="of:=+ROUND([.F78]/[.F$3];2)" office:value-type="float" office:value="0.8" calcext:value-type="float">
            <text:p>0.80</text:p>
          </table:table-cell>
          <table:table-cell table:formula="of:=+ROUND(AVERAGE([.G78:.I78])/30;3)" office:value-type="float" office:value="0.027" calcext:value-type="float">
            <text:p>0.0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breaststroke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79]/[.D$3];2)" office:value-type="float" office:value="1" calcext:value-type="float">
            <text:p>1.00</text:p>
          </table:table-cell>
          <table:table-cell table:formula="of:=+ROUND([.E79]/[.E$3];2)" office:value-type="float" office:value="1" calcext:value-type="float">
            <text:p>1.00</text:p>
          </table:table-cell>
          <table:table-cell table:formula="of:=+ROUND([.F79]/[.F$3];2)" office:value-type="float" office:value="1" calcext:value-type="float">
            <text:p>1.00</text:p>
          </table:table-cell>
          <table:table-cell table:formula="of:=+ROUND(AVERAGE([.G79:.I79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butterfly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80]/[.D$3];2)" office:value-type="float" office:value="1.1" calcext:value-type="float">
            <text:p>1.10</text:p>
          </table:table-cell>
          <table:table-cell table:formula="of:=+ROUND([.E80]/[.E$3];2)" office:value-type="float" office:value="1.1" calcext:value-type="float">
            <text:p>1.10</text:p>
          </table:table-cell>
          <table:table-cell table:formula="of:=+ROUND([.F80]/[.F$3];2)" office:value-type="float" office:value="1.1" calcext:value-type="float">
            <text:p>1.10</text:p>
          </table:table-cell>
          <table:table-cell table:formula="of:=+ROUND(AVERAGE([.G80:.I80])/30;3)"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crawl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81]/[.D$3];2)" office:value-type="float" office:value="1.1" calcext:value-type="float">
            <text:p>1.10</text:p>
          </table:table-cell>
          <table:table-cell table:formula="of:=+ROUND([.E81]/[.E$3];2)" office:value-type="float" office:value="1.1" calcext:value-type="float">
            <text:p>1.10</text:p>
          </table:table-cell>
          <table:table-cell table:formula="of:=+ROUND([.F81]/[.F$3];2)" office:value-type="float" office:value="1.1" calcext:value-type="float">
            <text:p>1.10</text:p>
          </table:table-cell>
          <table:table-cell table:formula="of:=+ROUND(AVERAGE([.G81:.I81])/30;3)" office:value-type="float" office:value="0.037" calcext:value-type="float">
            <text:p>0.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genera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82]/[.D$3];2)" office:value-type="float" office:value="0.6" calcext:value-type="float">
            <text:p>0.60</text:p>
          </table:table-cell>
          <table:table-cell table:formula="of:=+ROUND([.E82]/[.E$3];2)" office:value-type="float" office:value="0.6" calcext:value-type="float">
            <text:p>0.60</text:p>
          </table:table-cell>
          <table:table-cell table:formula="of:=+ROUND([.F82]/[.F$3];2)" office:value-type="float" office:value="0.6" calcext:value-type="float">
            <text:p>0.60</text:p>
          </table:table-cell>
          <table:table-cell table:formula="of:=+ROUND(AVERAGE([.G82:.I82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mming: laps, vigorous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83]/[.D$3];2)" office:value-type="float" office:value="1" calcext:value-type="float">
            <text:p>1.00</text:p>
          </table:table-cell>
          <table:table-cell table:formula="of:=+ROUND([.E83]/[.E$3];2)" office:value-type="float" office:value="1" calcext:value-type="float">
            <text:p>1.00</text:p>
          </table:table-cell>
          <table:table-cell table:formula="of:=+ROUND([.F83]/[.F$3];2)" office:value-type="float" office:value="1" calcext:value-type="float">
            <text:p>1.00</text:p>
          </table:table-cell>
          <table:table-cell table:formula="of:=+ROUND(AVERAGE([.G83:.I83])/30;3)" office:value-type="float" office:value="0.033" calcext:value-type="float">
            <text:p>0.03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wimming: treading, vigorous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84]/[.D$3];2)" office:value-type="float" office:value="1" calcext:value-type="float">
            <text:p>1.00</text:p>
          </table:table-cell>
          <table:table-cell table:formula="of:=+ROUND([.E84]/[.E$3];2)" office:value-type="float" office:value="1" calcext:value-type="float">
            <text:p>1.00</text:p>
          </table:table-cell>
          <table:table-cell table:formula="of:=+ROUND([.F84]/[.F$3];2)" office:value-type="float" office:value="1" calcext:value-type="float">
            <text:p>1.00</text:p>
          </table:table-cell>
          <table:table-cell table:formula="of:=+ROUND(AVERAGE([.G84:.I84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i Chi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85]/[.D$3];2)" office:value-type="float" office:value="0.4" calcext:value-type="float">
            <text:p>0.40</text:p>
          </table:table-cell>
          <table:table-cell table:formula="of:=+ROUND([.E85]/[.E$3];2)" office:value-type="float" office:value="0.4" calcext:value-type="float">
            <text:p>0.40</text:p>
          </table:table-cell>
          <table:table-cell table:formula="of:=+ROUND([.F85]/[.F$3];2)" office:value-type="float" office:value="0.4" calcext:value-type="float">
            <text:p>0.40</text:p>
          </table:table-cell>
          <table:table-cell table:formula="of:=+ROUND(AVERAGE([.G85:.I85])/30;3)" office:value-type="float" office:value="0.013" calcext:value-type="float">
            <text:p>0.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ching aerobics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86]/[.D$3];2)" office:value-type="float" office:value="0.6" calcext:value-type="float">
            <text:p>0.60</text:p>
          </table:table-cell>
          <table:table-cell table:formula="of:=+ROUND([.E86]/[.E$3];2)" office:value-type="float" office:value="0.6" calcext:value-type="float">
            <text:p>0.60</text:p>
          </table:table-cell>
          <table:table-cell table:formula="of:=+ROUND([.F86]/[.F$3];2)" office:value-type="float" office:value="0.6" calcext:value-type="float">
            <text:p>0.60</text:p>
          </table:table-cell>
          <table:table-cell table:formula="of:=+ROUND(AVERAGE([.G86:.I86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nnis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87]/[.D$3];2)" office:value-type="float" office:value="0.7" calcext:value-type="float">
            <text:p>0.70</text:p>
          </table:table-cell>
          <table:table-cell table:formula="of:=+ROUND([.E87]/[.E$3];2)" office:value-type="float" office:value="0.7" calcext:value-type="float">
            <text:p>0.70</text:p>
          </table:table-cell>
          <table:table-cell table:formula="of:=+ROUND([.F87]/[.F$3];2)" office:value-type="float" office:value="0.7" calcext:value-type="float">
            <text:p>0.70</text:p>
          </table:table-cell>
          <table:table-cell table:formula="of:=+ROUND(AVERAGE([.G87:.I87])/30;3)" office:value-type="float" office:value="0.023" calcext:value-type="float">
            <text:p>0.0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leyball: beach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88]/[.D$3];2)" office:value-type="float" office:value="0.8" calcext:value-type="float">
            <text:p>0.80</text:p>
          </table:table-cell>
          <table:table-cell table:formula="of:=+ROUND([.E88]/[.E$3];2)" office:value-type="float" office:value="0.8" calcext:value-type="float">
            <text:p>0.80</text:p>
          </table:table-cell>
          <table:table-cell table:formula="of:=+ROUND([.F88]/[.F$3];2)" office:value-type="float" office:value="0.8" calcext:value-type="float">
            <text:p>0.80</text:p>
          </table:table-cell>
          <table:table-cell table:formula="of:=+ROUND(AVERAGE([.G88:.I88])/30;3)" office:value-type="float" office:value="0.027" calcext:value-type="float">
            <text:p>0.027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olleyball: competitive, gymnasium play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89]/[.D$3];2)" office:value-type="float" office:value="0.4" calcext:value-type="float">
            <text:p>0.40</text:p>
          </table:table-cell>
          <table:table-cell table:formula="of:=+ROUND([.E89]/[.E$3];2)" office:value-type="float" office:value="0.4" calcext:value-type="float">
            <text:p>0.40</text:p>
          </table:table-cell>
          <table:table-cell table:formula="of:=+ROUND([.F89]/[.F$3];2)" office:value-type="float" office:value="0.4" calcext:value-type="float">
            <text:p>0.40</text:p>
          </table:table-cell>
          <table:table-cell table:formula="of:=+ROUND(AVERAGE([.G89:.I89])/30;3)" office:value-type="float" office:value="0.013" calcext:value-type="float">
            <text:p>0.01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olleyball: non-competitive, general play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0]/[.D$3];2)" office:value-type="float" office:value="0.3" calcext:value-type="float">
            <text:p>0.30</text:p>
          </table:table-cell>
          <table:table-cell table:formula="of:=+ROUND([.E90]/[.E$3];2)" office:value-type="float" office:value="0.3" calcext:value-type="float">
            <text:p>0.30</text:p>
          </table:table-cell>
          <table:table-cell table:formula="of:=+ROUND([.F90]/[.F$3];2)" office:value-type="float" office:value="0.3" calcext:value-type="float">
            <text:p>0.30</text:p>
          </table:table-cell>
          <table:table-cell table:formula="of:=+ROUND(AVERAGE([.G90:.I90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/Jog: jog &lt;10 min.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1]/[.D$3];2)" office:value-type="float" office:value="0.6" calcext:value-type="float">
            <text:p>0.60</text:p>
          </table:table-cell>
          <table:table-cell table:formula="of:=+ROUND([.E91]/[.E$3];2)" office:value-type="float" office:value="0.6" calcext:value-type="float">
            <text:p>0.60</text:p>
          </table:table-cell>
          <table:table-cell table:formula="of:=+ROUND([.F91]/[.F$3];2)" office:value-type="float" office:value="0.6" calcext:value-type="float">
            <text:p>0.60</text:p>
          </table:table-cell>
          <table:table-cell table:formula="of:=+ROUND(AVERAGE([.G91:.I91])/30;3)" office:value-type="float" office:value="0.02" calcext:value-type="float">
            <text:p>0.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lking: 3.5 mph (17 min/mi)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92]/[.D$3];2)" office:value-type="float" office:value="0.4" calcext:value-type="float">
            <text:p>0.40</text:p>
          </table:table-cell>
          <table:table-cell table:formula="of:=+ROUND([.E92]/[.E$3];2)" office:value-type="float" office:value="0.4" calcext:value-type="float">
            <text:p>0.40</text:p>
          </table:table-cell>
          <table:table-cell table:formula="of:=+ROUND([.F92]/[.F$3];2)" office:value-type="float" office:value="0.4" calcext:value-type="float">
            <text:p>0.40</text:p>
          </table:table-cell>
          <table:table-cell table:formula="of:=+ROUND(AVERAGE([.G92:.I92])/30;3)" office:value-type="float" office:value="0.013" calcext:value-type="float">
            <text:p>0.013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lking: 4 mph (15 min/mi)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93]/[.D$3];2)" office:value-type="float" office:value="0.45" calcext:value-type="float">
            <text:p>0.45</text:p>
          </table:table-cell>
          <table:table-cell table:formula="of:=+ROUND([.E93]/[.E$3];2)" office:value-type="float" office:value="0.45" calcext:value-type="float">
            <text:p>0.45</text:p>
          </table:table-cell>
          <table:table-cell table:formula="of:=+ROUND([.F93]/[.F$3];2)" office:value-type="float" office:value="0.45" calcext:value-type="float">
            <text:p>0.45</text:p>
          </table:table-cell>
          <table:table-cell table:formula="of:=+ROUND(AVERAGE([.G93:.I93])/30;3)" office:value-type="float" office:value="0.015" calcext:value-type="float">
            <text:p>0.01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lking: 4.5 mph (13 min/mi)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94]/[.D$3];2)" office:value-type="float" office:value="0.5" calcext:value-type="float">
            <text:p>0.50</text:p>
          </table:table-cell>
          <table:table-cell table:formula="of:=+ROUND([.E94]/[.E$3];2)" office:value-type="float" office:value="0.5" calcext:value-type="float">
            <text:p>0.50</text:p>
          </table:table-cell>
          <table:table-cell table:formula="of:=+ROUND([.F94]/[.F$3];2)" office:value-type="float" office:value="0.5" calcext:value-type="float">
            <text:p>0.50</text:p>
          </table:table-cell>
          <table:table-cell table:formula="of:=+ROUND(AVERAGE([.G94:.I94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Polo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95]/[.D$3];2)" office:value-type="float" office:value="1" calcext:value-type="float">
            <text:p>1.00</text:p>
          </table:table-cell>
          <table:table-cell table:formula="of:=+ROUND([.E95]/[.E$3];2)" office:value-type="float" office:value="1" calcext:value-type="float">
            <text:p>1.00</text:p>
          </table:table-cell>
          <table:table-cell table:formula="of:=+ROUND([.F95]/[.F$3];2)" office:value-type="float" office:value="1" calcext:value-type="float">
            <text:p>1.00</text:p>
          </table:table-cell>
          <table:table-cell table:formula="of:=+ROUND(AVERAGE([.G95:.I95])/30;3)" office:value-type="float" office:value="0.033" calcext:value-type="float">
            <text:p>0.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Ski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6]/[.D$3];2)" office:value-type="float" office:value="0.6" calcext:value-type="float">
            <text:p>0.60</text:p>
          </table:table-cell>
          <table:table-cell table:formula="of:=+ROUND([.E96]/[.E$3];2)" office:value-type="float" office:value="0.6" calcext:value-type="float">
            <text:p>0.60</text:p>
          </table:table-cell>
          <table:table-cell table:formula="of:=+ROUND([.F96]/[.F$3];2)" office:value-type="float" office:value="0.6" calcext:value-type="float">
            <text:p>0.60</text:p>
          </table:table-cell>
          <table:table-cell table:formula="of:=+ROUND(AVERAGE([.G96:.I96])/30;3)" office:value-type="float" office:value="0.02" calcext:value-type="float">
            <text:p>0.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Volleyball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7]/[.D$3];2)" office:value-type="float" office:value="0.3" calcext:value-type="float">
            <text:p>0.30</text:p>
          </table:table-cell>
          <table:table-cell table:formula="of:=+ROUND([.E97]/[.E$3];2)" office:value-type="float" office:value="0.3" calcext:value-type="float">
            <text:p>0.30</text:p>
          </table:table-cell>
          <table:table-cell table:formula="of:=+ROUND([.F97]/[.F$3];2)" office:value-type="float" office:value="0.3" calcext:value-type="float">
            <text:p>0.30</text:p>
          </table:table-cell>
          <table:table-cell table:formula="of:=+ROUND(AVERAGE([.G97:.I97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Lifting: general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8]/[.D$3];2)" office:value-type="float" office:value="0.3" calcext:value-type="float">
            <text:p>0.30</text:p>
          </table:table-cell>
          <table:table-cell table:formula="of:=+ROUND([.E98]/[.E$3];2)" office:value-type="float" office:value="0.3" calcext:value-type="float">
            <text:p>0.30</text:p>
          </table:table-cell>
          <table:table-cell table:formula="of:=+ROUND([.F98]/[.F$3];2)" office:value-type="float" office:value="0.3" calcext:value-type="float">
            <text:p>0.30</text:p>
          </table:table-cell>
          <table:table-cell table:formula="of:=+ROUND(AVERAGE([.G98:.I98])/30;3)" office:value-type="float" office:value="0.01" calcext:value-type="float">
            <text:p>0.0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ight Lifting: vigorous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9]/[.D$3];2)" office:value-type="float" office:value="0.6" calcext:value-type="float">
            <text:p>0.60</text:p>
          </table:table-cell>
          <table:table-cell table:formula="of:=+ROUND([.E99]/[.E$3];2)" office:value-type="float" office:value="0.6" calcext:value-type="float">
            <text:p>0.60</text:p>
          </table:table-cell>
          <table:table-cell table:formula="of:=+ROUND([.F99]/[.F$3];2)" office:value-type="float" office:value="0.6" calcext:value-type="float">
            <text:p>0.60</text:p>
          </table:table-cell>
          <table:table-cell table:formula="of:=+ROUND(AVERAGE([.G99:.I99])/30;3)" office:value-type="float" office:value="0.02" calcext:value-type="float">
            <text:p>0.0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hitewater: rafting, kayak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100]/[.D$3];2)" office:value-type="float" office:value="0.5" calcext:value-type="float">
            <text:p>0.50</text:p>
          </table:table-cell>
          <table:table-cell table:formula="of:=+ROUND([.E100]/[.E$3];2)" office:value-type="float" office:value="0.5" calcext:value-type="float">
            <text:p>0.50</text:p>
          </table:table-cell>
          <table:table-cell table:formula="of:=+ROUND([.F100]/[.F$3];2)" office:value-type="float" office:value="0.5" calcext:value-type="float">
            <text:p>0.50</text:p>
          </table:table-cell>
          <table:table-cell table:formula="of:=+ROUND(AVERAGE([.G100:.I100])/30;3)" office:value-type="float" office:value="0.017" calcext:value-type="float">
            <text:p>0.0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estl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101]/[.D$3];2)" office:value-type="float" office:value="0.6" calcext:value-type="float">
            <text:p>0.60</text:p>
          </table:table-cell>
          <table:table-cell table:formula="of:=+ROUND([.E101]/[.E$3];2)" office:value-type="float" office:value="0.6" calcext:value-type="float">
            <text:p>0.60</text:p>
          </table:table-cell>
          <table:table-cell table:formula="of:=+ROUND([.F101]/[.F$3];2)" office:value-type="float" office:value="0.6" calcext:value-type="float">
            <text:p>0.60</text:p>
          </table:table-cell>
          <table:table-cell table:formula="of:=+ROUND(AVERAGE([.G101:.I101])/30;3)" office:value-type="float" office:value="0.02" calcext:value-type="float">
            <text:p>0.020</text:p>
          </table:table-cell>
        </table:table-row>
      </table:table>
      <table:named-expressions/>
      <table:database-ranges>
        <table:database-range table:name="__Anonymous_Sheet_DB__0" table:target-range-address="Sheet1.C3:Sheet1.J101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1:35:55.604638331</meta:creation-date>
    <dc:date>2019-10-13T13:58:48.223173323</dc:date>
    <meta:editing-duration>PT12H12M30S</meta:editing-duration>
    <meta:editing-cycles>3</meta:editing-cycles>
    <meta:generator>LibreOffice/6.0.7.3$Linux_X86_64 LibreOffice_project/00m0$Build-3</meta:generator>
    <meta:document-statistic meta:table-count="1" meta:cell-count="794" meta:object-count="0"/>
  </office:meta>
</office:document-meta>
</file>